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a654f" officeooo:paragraph-rsid="001a654f"/>
    </style:style>
    <style:style style:name="T1" style:family="text">
      <style:text-properties officeooo:rsid="001a65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Three factors require consideration when evaluating sources used in academic writing</text:span>: <text:span text:style-name="T1">bias of the author,</text:span> <text:span text:style-name="T1">reliability of the publisher, obsoleteness of the information,</text:span> <text:span text:style-name="T1">logicality of the evidence,</text:span> <text:span text:style-name="T1">reliability of the source,</text:span> <text:span text:style-name="T1">and potential misuse or misrepresentation of the evidence. (Department of English, 2017, pp. 38-39)</text:span></text:p>
      <text:p text:style-name="Standard"/>
      <text:p text:style-name="P1">45 Words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1" fo:font-family="'DejaVu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27T13:04:33.005651783</meta:creation-date>
    <dc:date>2019-10-27T13:15:33.639533121</dc:date>
    <meta:editing-duration>PT11M1S</meta:editing-duration>
    <meta:editing-cycles>1</meta:editing-cycles>
    <meta:document-statistic meta:table-count="0" meta:image-count="0" meta:object-count="0" meta:page-count="1" meta:paragraph-count="2" meta:word-count="47" meta:character-count="331" meta:non-whitespace-character-count="286"/>
    <meta:generator>LibreOffice/6.3.2.2$Linux_X86_64 LibreOffice_project/30$Build-2</meta:generator>
  </office:meta>
</office:document-meta>
</file>